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3a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4.5. Conocemos dos tipos de fibra óptica, ¿cuál utilizarías para una red LAN y por qué?</text:p>
      <text:p text:style-name="Standard"/>
      <text:p text:style-name="Standard"><text:tab/><text:span text:style-name="T1">Fibra óptica multimodo(MMF) por qué tiene un núcleo más grande y utiliza emisores LED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5T16:10:26.141762303</meta:creation-date>
    <dc:date>2019-10-25T16:13:00.881231753</dc:date>
    <dc:creator>I116-05 </dc:creator>
    <meta:editing-duration>PT2M35S</meta:editing-duration>
    <meta:editing-cycles>1</meta:editing-cycles>
    <meta:document-statistic meta:table-count="0" meta:image-count="0" meta:object-count="0" meta:page-count="1" meta:paragraph-count="2" meta:word-count="30" meta:character-count="176" meta:non-whitespace-character-count="147"/>
    <meta:generator>LibreOffice/6.0.4.1$Linux_X86_64 LibreOffice_project/00m0$Build-1</meta:generator>
  </office:meta>
</office:document-meta>
</file>